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uitdaging-objectgeoriënteerd-programmeren-met-oplossingen"/>Uitdaging objectgeoriënteerd programmeren met oplossingen<text:bookmark-end text:name="uitdaging-objectgeoriënteerd-programmeren-met-oplossingen"/></text:h>
      <text:p text:style-name="First_20_paragraph">Voor deze uitdaging creëer je een bank-account clas die 2 attributen gaan hebben:</text:p>
      <text:list text:style-name="L1">
        <text:list-item>
          <text:p text:style-name="P1">owner</text:p>
        </text:list-item>
        <text:list-item>
          <text:p text:style-name="P1">balance</text:p>
        </text:list-item>
      </text:list>
      <text:p text:style-name="First_20_paragraph">en 2 methoden:</text:p>
      <text:list text:style-name="L2">
        <text:list-item>
          <text:p text:style-name="P2">deposit</text:p>
        </text:list-item>
        <text:list-item>
          <text:p text:style-name="P2">withdraw</text:p>
        </text:list-item>
      </text:list>
      <text:p text:style-name="First_20_paragraph">Notitie: Het aantal van de ‘withdrawal’ mogen niet groter dan de ‘balance’.</text:p>
      <text:p text:style-name="Text_20_body">Instatieer je de class. Maak een willekeurige balans aan tussen 1000 en 5000 en test de code om te verzorgen dat methoden als verwacht werken.</text:p>
      <text:p text:style-name="P3">class Account:</text:p>
      <text:p text:style-name="P4"><text:s text:c="4"/>def __init__(self,owner,balance=0):</text:p>
      <text:p text:style-name="P5"><text:s text:c="8"/>self.owner = owner</text:p>
      <text:p text:style-name="P6"><text:s text:c="8"/>self.balance = balance</text:p>
      <text:p text:style-name="P7"><text:s text:c="8"/></text:p>
      <text:p text:style-name="P8"><text:s text:c="4"/>def __str__(self):</text:p>
      <text:p text:style-name="P9"><text:s text:c="8"/>return f'Account owner: <text:s text:c="2"/>{self.owner}\nAccount balance: ${self.balance}'</text:p>
      <text:p text:style-name="P10"><text:s text:c="8"/></text:p>
      <text:p text:style-name="P11"><text:s text:c="4"/>def deposit(self,dep_amt):</text:p>
      <text:p text:style-name="P12"><text:s text:c="8"/>self.balance += dep_amt</text:p>
      <text:p text:style-name="P13"><text:s text:c="8"/>print('Deposit Accepted')</text:p>
      <text:p text:style-name="P14"><text:s text:c="8"/></text:p>
      <text:p text:style-name="P15"><text:s text:c="4"/>def withdraw(self,wd_amt):</text:p>
      <text:p text:style-name="P16"><text:s text:c="8"/>if self.balance &gt;= wd_amt:</text:p>
      <text:p text:style-name="P17"><text:s text:c="12"/>self.balance -= wd_amt</text:p>
      <text:p text:style-name="P18"><text:s text:c="12"/>print('Withdrawal Accepted')</text:p>
      <text:p text:style-name="P19"><text:s text:c="8"/>else:</text:p>
      <text:p text:style-name="P20"><text:s text:c="12"/>print('Funds Unavailable!')</text:p>
      <text:p text:style-name="P21"># 1. Instantiate the class</text:p>
      <text:p text:style-name="P22">acct1 = Account('Jose',100)</text:p>
      <text:p text:style-name="P23"># 2. Print the object</text:p>
      <text:p text:style-name="P24">print(acct1)</text:p>
      <text:p text:style-name="P25">Account owner: <text:s text:c="2"/>Jose</text:p>
      <text:p text:style-name="P26">Account balance: $100</text:p>
      <text:p text:style-name="P27"># 3. Show the account owner attribute</text:p>
      <text:p text:style-name="P28">acct1.owner</text:p>
      <text:p text:style-name="P29">'Jose'</text:p>
      <text:p text:style-name="P30"># 4. Show the account balance attribute</text:p>
      <text:p text:style-name="P31">acct1.balance</text:p>
      <text:p text:style-name="P32">100</text:p>
      <text:p text:style-name="P33"># 5. Make a series of deposits and withdrawals</text:p>
      <text:p text:style-name="P34">acct1.deposit(50)</text:p>
      <text:p text:style-name="P35">Deposit Accepted</text:p>
      <text:p text:style-name="P36">acct1.withdraw(75)</text:p>
      <text:p text:style-name="P37">Withdrawal Accepted</text:p>
      <text:p text:style-name="P38"># 6. Make a withdrawal that exceeds the available balance</text:p>
      <text:p text:style-name="P39">acct1.withdraw(500)</text:p>
      <text:p text:style-name="P40">Funds Unavailable!</text:p>
      <text:h text:style-name="Heading_20_2" text:outline-level="2"><text:bookmark-start text:name="goed-bezig"/>Goed bezig!<text:bookmark-end text:name="goed-bezig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5:11Z</meta:creation-date>
    <dc:date>2022-12-19T20:35:11Z</dc:date>
  </office:meta>
</office:document-meta>
</file>